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entury Gothic" svg:font-family="'Century Gothic'" style:font-family-generic="swiss"/>
    <style:font-face style:name="Century Gothic1" svg:font-family="'Century Gothic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style:writing-mode="lr-tb"/>
      <style:text-properties style:font-name="Century Gothic1" fo:language="ca" fo:country="ES" officeooo:rsid="001b8bba" officeooo:paragraph-rsid="001cedd5"/>
    </style:style>
    <style:style style:name="P2" style:family="paragraph" style:parent-style-name="Standard">
      <style:paragraph-properties style:writing-mode="lr-tb"/>
      <style:text-properties style:font-name="Century Gothic1" fo:language="ca" fo:country="ES" officeooo:rsid="00249917" officeooo:paragraph-rsid="00249917"/>
    </style:style>
    <style:style style:name="P3" style:family="paragraph" style:parent-style-name="Standard">
      <style:paragraph-properties style:writing-mode="lr-tb"/>
      <style:text-properties style:font-name="Century Gothic1" fo:language="ca" fo:country="ES" officeooo:rsid="00244550" officeooo:paragraph-rsid="00244550"/>
    </style:style>
    <style:style style:name="P4" style:family="paragraph" style:parent-style-name="Standard">
      <style:paragraph-properties style:writing-mode="lr-tb"/>
      <style:text-properties style:font-name="Century Gothic1" fo:language="ca" fo:country="ES" officeooo:rsid="00244550" officeooo:paragraph-rsid="00244550"/>
    </style:style>
    <style:style style:name="P5" style:family="paragraph" style:parent-style-name="Standard">
      <style:paragraph-properties style:writing-mode="lr-tb"/>
      <style:text-properties style:font-name="Century Gothic1" fo:language="ca" fo:country="ES" officeooo:rsid="0024c0ad" officeooo:paragraph-rsid="0024c0ad"/>
    </style:style>
    <style:style style:name="P6" style:family="paragraph" style:parent-style-name="Text_20_body">
      <style:paragraph-properties style:writing-mode="lr-tb"/>
      <style:text-properties style:font-name="Century Gothic1" fo:language="ca" fo:country="ES" officeooo:rsid="00244550" officeooo:paragraph-rsid="00244550"/>
    </style:style>
    <style:style style:name="T1" style:family="text">
      <style:text-properties officeooo:rsid="00249917"/>
    </style:style>
    <style:style style:name="T2" style:family="text">
      <style:text-properties officeooo:rsid="0024c0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ES Joan Ramis i Ramis sol·licita una comanda de 2 Multifuncions a l’empresa Xerox de Menorca.</text:p>
      <text:p text:style-name="P1"/>
      <text:p text:style-name="P2">IES Joan Ramis i Ramis</text:p>
      <text:p text:style-name="P3"/>
      <text:p text:style-name="P3">Xerox Menorca</text:p>
      <text:p text:style-name="P5">Carrer de Maria Lluïsa Serra, 87, 07703 Maó, Illes Balears</text:p>
      <text:p text:style-name="P5"/>
      <text:p text:style-name="P3">Senyor/<text:span text:style-name="T2">a</text:span></text:p>
      <text:p text:style-name="P3"/>
      <text:p text:style-name="P6">Recentment hem escoltat parlar de la vostra empresa i estaríem interessats en realitzar una comanda de 2 equips multifunció.</text:p>
      <text:p text:style-name="Text_20_body">Mentrestant, mentre esperem la recepció de la nostra comanda, us enviem una cordial salutació.</text:p>
      <text:p text:style-name="P3"/>
      <text:p text:style-name="P5">Eneko Gomez Diaz</text:p>
      <text:p text:style-name="P2">Alumn<text:span text:style-name="T2">e</text:span> de l’institut IES Joan Ramis</text:p>
      <text:p text:style-name="P2">Mao, <text:span text:style-name="T2">11/12/2024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entury Gothic" svg:font-family="'Century Gothic'" style:font-family-generic="swiss"/>
    <style:font-face style:name="Century Gothic1" svg:font-family="'Century Gothic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entury Gothic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entury Gothic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entury Gothic" fo:font-family="'Century Gothic'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entury Gothic" fo:font-family="'Century Gothic'" style:font-family-generic="swiss"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entury Gothic" fo:font-family="'Century Gothic'" style:font-family-generic="swiss"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entury Gothic" fo:font-family="'Century Gothic'" style:font-family-generic="swiss" style:font-size-asian="12pt" style:font-name-complex="Noto Sans" style:font-family-complex="'Noto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08:11:53.313535685</meta:creation-date>
    <dc:date>2024-12-11T12:31:24.898163532</dc:date>
    <meta:editing-duration>PT25M2S</meta:editing-duration>
    <meta:editing-cycles>5</meta:editing-cycles>
    <meta:generator>LibreOffice/24.2.6.2$Linux_X86_64 LibreOffice_project/420$Build-2</meta:generator>
    <meta:document-statistic meta:table-count="0" meta:image-count="0" meta:object-count="0" meta:page-count="1" meta:paragraph-count="10" meta:word-count="78" meta:character-count="479" meta:non-whitespace-character-count="411"/>
  </office:meta>
</office:document-meta>
</file>